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Paragraphedeliste" style:list-style-name="LFO1" style:family="paragraph"/>
    <style:style style:name="P4" style:parent-style-name="Paragraphedeliste" style:list-style-name="LFO1" style:family="paragraph"/>
    <style:style style:name="P5" style:parent-style-name="Paragraphedeliste" style:list-style-name="LFO3" style:family="paragraph"/>
    <style:style style:name="T6" style:parent-style-name="Policepardéfaut" style:family="text">
      <style:text-properties style:text-position="super 63.6%"/>
    </style:style>
    <style:style style:name="T7" style:parent-style-name="Policepardéfaut" style:family="text">
      <style:text-properties style:text-position="super 63.6%"/>
    </style:style>
    <style:style style:name="T8" style:parent-style-name="Policepardéfaut" style:family="text">
      <style:text-properties style:text-position="super 63.6%"/>
    </style:style>
    <style:style style:name="P9" style:parent-style-name="Paragraphedeliste" style:list-style-name="LFO3" style:family="paragraph"/>
    <style:style style:name="T10" style:parent-style-name="Policepardéfaut" style:family="text">
      <style:text-properties style:text-position="super 63.6%"/>
    </style:style>
    <style:style style:name="T11" style:parent-style-name="Policepardéfaut" style:family="text">
      <style:text-properties style:text-position="super 63.6%"/>
    </style:style>
    <style:style style:name="P12" style:parent-style-name="Paragraphedeliste" style:list-style-name="LFO3" style:family="paragraph"/>
    <style:style style:name="T13" style:parent-style-name="Policepardéfaut" style:family="text">
      <style:text-properties style:text-position="super 63.6%"/>
    </style:style>
    <style:style style:name="P14" style:parent-style-name="Normal" style:family="paragraph">
      <style:paragraph-properties fo:margin-left="0.4916in" fo:text-indent="0.4916in">
        <style:tab-stops/>
      </style:paragraph-properties>
    </style:style>
  </office:automatic-styles>
  <office:body>
    <office:text text:use-soft-page-breaks="true">
      <text:p text:style-name="P1">Séance du<text:s/>01/02</text:p>
      <text:p text:style-name="P2"/>
      <text:list text:style-name="LFO1" text:continue-numbering="true">
        <text:list-item>
          <text:p text:style-name="P3">Démoulage des trappes<text:s/>imprimées en 3D.</text:p>
        </text:list-item>
      </text:list>
      <text:p text:style-name="Paragraphedeliste">Au début de la séance, je suis allé chercher<text:s/>les<text:s/>dix trappes<text:s/>qu’on avait demandé d’imprimer en fin de séance dernière puis j’ai retiré le plastique inutile de chacune des pièces.</text:p>
      <text:p text:style-name="Paragraphedeliste"><text:s/></text:p>
      <text:list text:style-name="LFO1" text:continue-numbering="true">
        <text:list-item>
          <text:p text:style-name="P4">Tests<text:s/>des servomoteurs<text:s/></text:p>
        </text:list-item>
      </text:list>
      <text:p text:style-name="Paragraphedeliste">J’ai créé un programme qui bouge un servomoteur assez rapidement d’un angle à sa position de départ pour ensuite le placer devant la sortie d’une trappe pour pouvoir laisser passer une seule bille.</text:p>
      <text:p text:style-name="Paragraphedeliste">J’ai ensuite testé ce programme sur tous les servomoteurs pour vérifier qu’il n’y avait pas de problème.</text:p>
      <text:p text:style-name="Paragraphedeliste">Vidéo des servomoteurs en action :<text:s/><text:a xlink:href="https://youtu.be/43b30oibRno" office:target-frame-name="_top" xlink:show="replace"><text:span text:style-name="Lienhypertexte">https://youtu.be/43</text:span><text:bookmark-start text:name="_Hlt126682954"/><text:bookmark-start text:name="_Hlt126682955"/><text:span text:style-name="Lienhypertexte">b</text:span><text:bookmark-end text:name="_Hlt126682954"/><text:bookmark-end text:name="_Hlt126682955"/><text:span text:style-name="Lienhypertexte">30oibRno</text:span></text:a></text:p>
      <text:list text:style-name="LFO3" text:continue-numbering="true">
        <text:list-item>
          <text:p text:style-name="P5">Les servomoteurs<text:s/>en<text:s/>2<text:span text:style-name="T6">nde</text:span>, 3<text:span text:style-name="T7">ème</text:span><text:s/>et<text:s/>4<text:span text:style-name="T8">ème</text:span><text:s/>position font un angle trop important, avec pourtant le même programme que les autres.</text:p>
        </text:list-item>
        <text:list-item>
          <text:p text:style-name="P9">Les servomoteurs en 4<text:span text:style-name="T10">ème</text:span><text:s/>et 5<text:span text:style-name="T11">ème</text:span><text:s/>position ne s’actionnent pas à tous les coups.</text:p>
        </text:list-item>
        <text:list-item>
          <text:p text:style-name="P12">Le 9<text:span text:style-name="T13">ème</text:span><text:s/>servomoteur tourne dans le mauvais sens.</text:p>
        </text:list-item>
      </text:list>
      <text:p text:style-name="Paragraphedeliste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lian HO-VAN</meta:initial-creator>
    <dc:creator>Ilian HO-VAN</dc:creator>
    <meta:creation-date>2023-01-19T15:27:00Z</meta:creation-date>
    <dc:date>2023-02-07T16:34:00Z</dc:date>
    <meta:template xlink:href="Normal.dotm" xlink:type="simple"/>
    <meta:editing-cycles>5</meta:editing-cycles>
    <meta:editing-duration>PT3420S</meta:editing-duration>
    <meta:document-statistic meta:page-count="1" meta:paragraph-count="1" meta:word-count="143" meta:character-count="929" meta:row-count="6" meta:non-whitespace-character-count="787"/>
  </office:meta>
</office:document-meta>
</file>